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Basic/Standard/Performanc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0.0957in" svg:height="5.8874in" svg:x="5.3335in" svg:y="0.774in">
            <draw:object draw:notify-on-update-of-ranges="Sheet1.A60:Sheet1.A60 Sheet1.E61:Sheet1.E77 Sheet1.A61:Sheet1.A77 Sheet1.A79:Sheet1.A79 Sheet1.G80:Sheet1.G96 Sheet1.A80:Sheet1.A96 Sheet1.A79:Sheet1.A79 Sheet1.E80:Sheet1.E96 Sheet1.A80:Sheet1.A96 Sheet1.A41:Sheet1.A41 Sheet1.E42:Sheet1.E58 Sheet1.A42:Sheet1.A58 Sheet1.A22:Sheet1.A22 Sheet1.E23:Sheet1.E39 Sheet1.A23:Sheet1.A39 Sheet1.A3:Sheet1.A3 Sheet1.E4:Sheet1.E20 Sheet1.A4:Sheet1.A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2">
          <table:table-cell office:value-type="string">
            <text:p>Scattered</text:p>
          </table:table-cell>
          <table:table-cell table:number-columns-repeated="13"/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0.000001485">
            <text:p>0.000001485</text:p>
          </table:table-cell>
          <table:table-cell office:value-type="float" office:value="3.007792">
            <text:p>3.007792</text:p>
          </table:table-cell>
          <table:table-cell office:value-type="float" office:value="0.030075804">
            <text:p>0.030075804</text:p>
          </table:table-cell>
          <table:table-cell office:value-type="float" office:value="15.07265">
            <text:p>15.07265</text:p>
          </table:table-cell>
          <table:table-cell table:number-columns-repeated="9"/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0.000001482">
            <text:p>0.000001482</text:p>
          </table:table-cell>
          <table:table-cell office:value-type="float" office:value="2.3152144">
            <text:p>2.3152144</text:p>
          </table:table-cell>
          <table:table-cell office:value-type="float" office:value="0.023150552">
            <text:p>0.023150552</text:p>
          </table:table-cell>
          <table:table-cell office:value-type="float" office:value="11.60615">
            <text:p>11.60615</text:p>
          </table:table-cell>
          <table:table-cell table:number-columns-repeated="9"/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0.000001492">
            <text:p>0.000001492</text:p>
          </table:table-cell>
          <table:table-cell office:value-type="float" office:value="1.7064214">
            <text:p>1.7064214</text:p>
          </table:table-cell>
          <table:table-cell office:value-type="float" office:value="0.017061626">
            <text:p>0.017061626</text:p>
          </table:table-cell>
          <table:table-cell office:value-type="float" office:value="8.559238">
            <text:p>8.559238</text:p>
          </table:table-cell>
          <table:table-cell table:number-columns-repeated="9"/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0.000001523">
            <text:p>0.000001523</text:p>
          </table:table-cell>
          <table:table-cell office:value-type="float" office:value="1.2085164">
            <text:p>1.2085164</text:p>
          </table:table-cell>
          <table:table-cell office:value-type="float" office:value="0.012082494">
            <text:p>0.012082494</text:p>
          </table:table-cell>
          <table:table-cell office:value-type="float" office:value="6.065007">
            <text:p>6.065007</text:p>
          </table:table-cell>
          <table:table-cell table:number-columns-repeated="9"/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0.000001488">
            <text:p>0.000001488</text:p>
          </table:table-cell>
          <table:table-cell office:value-type="float" office:value="0.7835484">
            <text:p>0.7835484</text:p>
          </table:table-cell>
          <table:table-cell office:value-type="float" office:value="0.007833546">
            <text:p>0.007833546</text:p>
          </table:table-cell>
          <table:table-cell office:value-type="float" office:value="3.936842">
            <text:p>3.936842</text:p>
          </table:table-cell>
          <table:table-cell table:number-columns-repeated="9"/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0.000001538">
            <text:p>0.000001538</text:p>
          </table:table-cell>
          <table:table-cell office:value-type="float" office:value="0.4504516">
            <text:p>0.4504516</text:p>
          </table:table-cell>
          <table:table-cell office:value-type="float" office:value="0.004502">
            <text:p>0.004502</text:p>
          </table:table-cell>
          <table:table-cell office:value-type="float" office:value="2.266877">
            <text:p>2.266877</text:p>
          </table:table-cell>
          <table:table-cell table:number-columns-repeated="9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000001549">
            <text:p>0.000001549</text:p>
          </table:table-cell>
          <table:table-cell office:value-type="float" office:value="0.21734">
            <text:p>0.21734</text:p>
          </table:table-cell>
          <table:table-cell office:value-type="float" office:value="0.002171232">
            <text:p>0.002171232</text:p>
          </table:table-cell>
          <table:table-cell office:value-type="float" office:value="1.097347">
            <text:p>1.097347</text:p>
          </table:table-cell>
          <table:table-cell table:number-columns-repeated="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1698">
            <text:p>0.000001698</text:p>
          </table:table-cell>
          <table:table-cell office:value-type="float" office:value="0.069576">
            <text:p>0.069576</text:p>
          </table:table-cell>
          <table:table-cell office:value-type="float" office:value="0.000693362">
            <text:p>0.000693362</text:p>
          </table:table-cell>
          <table:table-cell office:value-type="float" office:value="0.354801">
            <text:p>0.354801</text:p>
          </table:table-cell>
          <table:table-cell table:number-columns-repeated="9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000001709">
            <text:p>0.000001709</text:p>
          </table:table-cell>
          <table:table-cell office:value-type="float" office:value="0.062288">
            <text:p>0.062288</text:p>
          </table:table-cell>
          <table:table-cell office:value-type="float" office:value="0.000620324">
            <text:p>0.000620324</text:p>
          </table:table-cell>
          <table:table-cell office:value-type="float" office:value="0.318109">
            <text:p>0.318109</text:p>
          </table:table-cell>
          <table:table-cell table:number-columns-repeated="9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000001668">
            <text:p>0.000001668</text:p>
          </table:table-cell>
          <table:table-cell office:value-type="float" office:value="0.0518434">
            <text:p>0.0518434</text:p>
          </table:table-cell>
          <table:table-cell office:value-type="float" office:value="0.000516806">
            <text:p>0.000516806</text:p>
          </table:table-cell>
          <table:table-cell office:value-type="float" office:value="0.265522">
            <text:p>0.265522</text:p>
          </table:table-cell>
          <table:table-cell table:number-columns-repeated="9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000001741">
            <text:p>0.000001741</text:p>
          </table:table-cell>
          <table:table-cell office:value-type="float" office:value="0.0454136">
            <text:p>0.0454136</text:p>
          </table:table-cell>
          <table:table-cell office:value-type="float" office:value="0.000452134">
            <text:p>0.000452134</text:p>
          </table:table-cell>
          <table:table-cell office:value-type="float" office:value="0.232793">
            <text:p>0.232793</text:p>
          </table:table-cell>
          <table:table-cell table:number-columns-repeated="9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000001681">
            <text:p>0.000001681</text:p>
          </table:table-cell>
          <table:table-cell office:value-type="float" office:value="0.0392664">
            <text:p>0.0392664</text:p>
          </table:table-cell>
          <table:table-cell office:value-type="float" office:value="0.000389746">
            <text:p>0.000389746</text:p>
          </table:table-cell>
          <table:table-cell office:value-type="float" office:value="0.202124">
            <text:p>0.202124</text:p>
          </table:table-cell>
          <table:table-cell table:number-columns-repeated="9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000001694">
            <text:p>0.000001694</text:p>
          </table:table-cell>
          <table:table-cell office:value-type="float" office:value="0.0317068">
            <text:p>0.0317068</text:p>
          </table:table-cell>
          <table:table-cell office:value-type="float" office:value="0.000314324">
            <text:p>0.000314324</text:p>
          </table:table-cell>
          <table:table-cell office:value-type="float" office:value="0.163729">
            <text:p>0.163729</text:p>
          </table:table-cell>
          <table:table-cell table:number-columns-repeated="9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000001824">
            <text:p>0.000001824</text:p>
          </table:table-cell>
          <table:table-cell office:value-type="float" office:value="0.027698">
            <text:p>0.027698</text:p>
          </table:table-cell>
          <table:table-cell office:value-type="float" office:value="0.000274422">
            <text:p>0.000274422</text:p>
          </table:table-cell>
          <table:table-cell office:value-type="float" office:value="0.150297">
            <text:p>0.150297</text:p>
          </table:table-cell>
          <table:table-cell table:number-columns-repeated="9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000001732">
            <text:p>0.000001732</text:p>
          </table:table-cell>
          <table:table-cell office:value-type="float" office:value="0.0321638">
            <text:p>0.0321638</text:p>
          </table:table-cell>
          <table:table-cell office:value-type="float" office:value="0.00031896">
            <text:p>0.00031896</text:p>
          </table:table-cell>
          <table:table-cell office:value-type="float" office:value="0.170158">
            <text:p>0.170158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000001845">
            <text:p>0.000001845</text:p>
          </table:table-cell>
          <table:table-cell office:value-type="float" office:value="0.0314944">
            <text:p>0.0314944</text:p>
          </table:table-cell>
          <table:table-cell office:value-type="float" office:value="0.000310808">
            <text:p>0.000310808</text:p>
          </table:table-cell>
          <table:table-cell office:value-type="float" office:value="0.165874">
            <text:p>0.165874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1476">
            <text:p>0.000001476</text:p>
          </table:table-cell>
          <table:table-cell office:value-type="float" office:value="0.027518">
            <text:p>0.027518</text:p>
          </table:table-cell>
          <table:table-cell office:value-type="float" office:value="0.00027312">
            <text:p>0.00027312</text:p>
          </table:table-cell>
          <table:table-cell office:value-type="float" office:value="0.143444">
            <text:p>0.14344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2">
          <table:table-cell office:value-type="string">
            <text:p>Partitioned</text:p>
          </table:table-cell>
          <table:table-cell table:number-columns-repeated="13"/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0.000263413">
            <text:p>0.000263413</text:p>
          </table:table-cell>
          <table:table-cell office:value-type="float" office:value="3.0702002">
            <text:p>3.0702002</text:p>
          </table:table-cell>
          <table:table-cell office:value-type="float" office:value="0.03070058">
            <text:p>0.03070058</text:p>
          </table:table-cell>
          <table:table-cell office:value-type="float" office:value="15.386355">
            <text:p>15.386355</text:p>
          </table:table-cell>
          <table:table-cell table:number-columns-repeated="9"/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0.000230571">
            <text:p>0.000230571</text:p>
          </table:table-cell>
          <table:table-cell office:value-type="float" office:value="2.36291">
            <text:p>2.36291</text:p>
          </table:table-cell>
          <table:table-cell office:value-type="float" office:value="0.023627408">
            <text:p>0.023627408</text:p>
          </table:table-cell>
          <table:table-cell office:value-type="float" office:value="11.844364">
            <text:p>11.844364</text:p>
          </table:table-cell>
          <table:table-cell table:number-columns-repeated="9"/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0.000198038">
            <text:p>0.000198038</text:p>
          </table:table-cell>
          <table:table-cell office:value-type="float" office:value="1.7336912">
            <text:p>1.7336912</text:p>
          </table:table-cell>
          <table:table-cell office:value-type="float" office:value="0.01733465">
            <text:p>0.01733465</text:p>
          </table:table-cell>
          <table:table-cell office:value-type="float" office:value="8.694651">
            <text:p>8.694651</text:p>
          </table:table-cell>
          <table:table-cell table:number-columns-repeated="9"/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0.000166231">
            <text:p>0.000166231</text:p>
          </table:table-cell>
          <table:table-cell office:value-type="float" office:value="1.2243178">
            <text:p>1.2243178</text:p>
          </table:table-cell>
          <table:table-cell office:value-type="float" office:value="0.01224086">
            <text:p>0.01224086</text:p>
          </table:table-cell>
          <table:table-cell office:value-type="float" office:value="6.14428">
            <text:p>6.14428</text:p>
          </table:table-cell>
          <table:table-cell table:number-columns-repeated="9"/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0.000133527">
            <text:p>0.000133527</text:p>
          </table:table-cell>
          <table:table-cell office:value-type="float" office:value="0.7990008">
            <text:p>0.7990008</text:p>
          </table:table-cell>
          <table:table-cell office:value-type="float" office:value="0.00798752">
            <text:p>0.00798752</text:p>
          </table:table-cell>
          <table:table-cell office:value-type="float" office:value="4.014508">
            <text:p>4.014508</text:p>
          </table:table-cell>
          <table:table-cell table:number-columns-repeated="9"/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0.000102107">
            <text:p>0.000102107</text:p>
          </table:table-cell>
          <table:table-cell office:value-type="float" office:value="0.458832">
            <text:p>0.458832</text:p>
          </table:table-cell>
          <table:table-cell office:value-type="float" office:value="0.004585978">
            <text:p>0.004585978</text:p>
          </table:table-cell>
          <table:table-cell office:value-type="float" office:value="2.308463">
            <text:p>2.308463</text:p>
          </table:table-cell>
          <table:table-cell table:number-columns-repeated="9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000069697">
            <text:p>0.000069697</text:p>
          </table:table-cell>
          <table:table-cell office:value-type="float" office:value="0.221841">
            <text:p>0.221841</text:p>
          </table:table-cell>
          <table:table-cell office:value-type="float" office:value="0.002216288">
            <text:p>0.002216288</text:p>
          </table:table-cell>
          <table:table-cell office:value-type="float" office:value="1.119802">
            <text:p>1.119802</text:p>
          </table:table-cell>
          <table:table-cell table:number-columns-repeated="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38029">
            <text:p>0.000038029</text:p>
          </table:table-cell>
          <table:table-cell office:value-type="float" office:value="0.0735748">
            <text:p>0.0735748</text:p>
          </table:table-cell>
          <table:table-cell office:value-type="float" office:value="0.000732178">
            <text:p>0.000732178</text:p>
          </table:table-cell>
          <table:table-cell office:value-type="float" office:value="0.37502">
            <text:p>0.37502</text:p>
          </table:table-cell>
          <table:table-cell table:number-columns-repeated="9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000035589">
            <text:p>0.000035589</text:p>
          </table:table-cell>
          <table:table-cell office:value-type="float" office:value="0.0749942">
            <text:p>0.0749942</text:p>
          </table:table-cell>
          <table:table-cell office:value-type="float" office:value="0.00074701">
            <text:p>0.00074701</text:p>
          </table:table-cell>
          <table:table-cell office:value-type="float" office:value="0.381024">
            <text:p>0.381024</text:p>
          </table:table-cell>
          <table:table-cell table:number-columns-repeated="9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000032002">
            <text:p>0.000032002</text:p>
          </table:table-cell>
          <table:table-cell office:value-type="float" office:value="0.0541326">
            <text:p>0.0541326</text:p>
          </table:table-cell>
          <table:table-cell office:value-type="float" office:value="0.000538696">
            <text:p>0.000538696</text:p>
          </table:table-cell>
          <table:table-cell office:value-type="float" office:value="0.277089">
            <text:p>0.277089</text:p>
          </table:table-cell>
          <table:table-cell table:number-columns-repeated="9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000029101">
            <text:p>0.000029101</text:p>
          </table:table-cell>
          <table:table-cell office:value-type="float" office:value="0.0471686">
            <text:p>0.0471686</text:p>
          </table:table-cell>
          <table:table-cell office:value-type="float" office:value="0.000469002">
            <text:p>0.000469002</text:p>
          </table:table-cell>
          <table:table-cell office:value-type="float" office:value="0.242208">
            <text:p>0.242208</text:p>
          </table:table-cell>
          <table:table-cell table:number-columns-repeated="9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000026369">
            <text:p>0.000026369</text:p>
          </table:table-cell>
          <table:table-cell office:value-type="float" office:value="0.0388248">
            <text:p>0.0388248</text:p>
          </table:table-cell>
          <table:table-cell office:value-type="float" office:value="0.000385114">
            <text:p>0.000385114</text:p>
          </table:table-cell>
          <table:table-cell office:value-type="float" office:value="0.200074">
            <text:p>0.200074</text:p>
          </table:table-cell>
          <table:table-cell table:number-columns-repeated="9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000022544">
            <text:p>0.000022544</text:p>
          </table:table-cell>
          <table:table-cell office:value-type="float" office:value="0.0348894">
            <text:p>0.0348894</text:p>
          </table:table-cell>
          <table:table-cell office:value-type="float" office:value="0.000345602">
            <text:p>0.000345602</text:p>
          </table:table-cell>
          <table:table-cell office:value-type="float" office:value="0.179735">
            <text:p>0.179735</text:p>
          </table:table-cell>
          <table:table-cell table:number-columns-repeated="9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000021283">
            <text:p>0.000021283</text:p>
          </table:table-cell>
          <table:table-cell office:value-type="float" office:value="0.034785">
            <text:p>0.034785</text:p>
          </table:table-cell>
          <table:table-cell office:value-type="float" office:value="0.00034599">
            <text:p>0.00034599</text:p>
          </table:table-cell>
          <table:table-cell office:value-type="float" office:value="0.186595">
            <text:p>0.186595</text:p>
          </table:table-cell>
          <table:table-cell table:number-columns-repeated="9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000016112">
            <text:p>0.000016112</text:p>
          </table:table-cell>
          <table:table-cell office:value-type="float" office:value="0.0503888">
            <text:p>0.0503888</text:p>
          </table:table-cell>
          <table:table-cell office:value-type="float" office:value="0.00050219">
            <text:p>0.00050219</text:p>
          </table:table-cell>
          <table:table-cell office:value-type="float" office:value="0.25654">
            <text:p>0.25654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000014444">
            <text:p>0.000014444</text:p>
          </table:table-cell>
          <table:table-cell office:value-type="float" office:value="0.0315576">
            <text:p>0.0315576</text:p>
          </table:table-cell>
          <table:table-cell office:value-type="float" office:value="0.000313266">
            <text:p>0.000313266</text:p>
          </table:table-cell>
          <table:table-cell office:value-type="float" office:value="0.166028">
            <text:p>0.166028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9468">
            <text:p>0.000009468</text:p>
          </table:table-cell>
          <table:table-cell office:value-type="float" office:value="0.0304778">
            <text:p>0.0304778</text:p>
          </table:table-cell>
          <table:table-cell office:value-type="float" office:value="0.000303078">
            <text:p>0.000303078</text:p>
          </table:table-cell>
          <table:table-cell office:value-type="float" office:value="0.158093">
            <text:p>0.158093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2">
          <table:table-cell office:value-type="string">
            <text:p>CPU0 – Partitioned</text:p>
          </table:table-cell>
          <table:table-cell table:number-columns-repeated="13"/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0.000262695">
            <text:p>0.000262695</text:p>
          </table:table-cell>
          <table:table-cell office:value-type="float" office:value="3.0621008">
            <text:p>3.0621008</text:p>
          </table:table-cell>
          <table:table-cell office:value-type="float" office:value="0.030618876">
            <text:p>0.030618876</text:p>
          </table:table-cell>
          <table:table-cell office:value-type="float" office:value="15.34607">
            <text:p>15.34607</text:p>
          </table:table-cell>
          <table:table-cell table:number-columns-repeated="9"/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0.000229351">
            <text:p>0.000229351</text:p>
          </table:table-cell>
          <table:table-cell office:value-type="float" office:value="2.3530494">
            <text:p>2.3530494</text:p>
          </table:table-cell>
          <table:table-cell office:value-type="float" office:value="0.023528172">
            <text:p>0.023528172</text:p>
          </table:table-cell>
          <table:table-cell office:value-type="float" office:value="11.795142">
            <text:p>11.795142</text:p>
          </table:table-cell>
          <table:table-cell table:number-columns-repeated="9"/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0.000197468">
            <text:p>0.000197468</text:p>
          </table:table-cell>
          <table:table-cell office:value-type="float" office:value="1.7267222">
            <text:p>1.7267222</text:p>
          </table:table-cell>
          <table:table-cell office:value-type="float" office:value="0.017265322">
            <text:p>0.017265322</text:p>
          </table:table-cell>
          <table:table-cell office:value-type="float" office:value="8.660163">
            <text:p>8.660163</text:p>
          </table:table-cell>
          <table:table-cell table:number-columns-repeated="9"/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0.000165726">
            <text:p>0.000165726</text:p>
          </table:table-cell>
          <table:table-cell office:value-type="float" office:value="1.2193504">
            <text:p>1.2193504</text:p>
          </table:table-cell>
          <table:table-cell office:value-type="float" office:value="0.01219068">
            <text:p>0.01219068</text:p>
          </table:table-cell>
          <table:table-cell office:value-type="float" office:value="6.119888">
            <text:p>6.119888</text:p>
          </table:table-cell>
          <table:table-cell table:number-columns-repeated="9"/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0.000133963">
            <text:p>0.000133963</text:p>
          </table:table-cell>
          <table:table-cell office:value-type="float" office:value="0.801372">
            <text:p>0.801372</text:p>
          </table:table-cell>
          <table:table-cell office:value-type="float" office:value="0.00801064">
            <text:p>0.00801064</text:p>
          </table:table-cell>
          <table:table-cell office:value-type="float" office:value="4.026596">
            <text:p>4.026596</text:p>
          </table:table-cell>
          <table:table-cell table:number-columns-repeated="9"/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0.000101298">
            <text:p>0.000101298</text:p>
          </table:table-cell>
          <table:table-cell office:value-type="float" office:value="0.456612">
            <text:p>0.456612</text:p>
          </table:table-cell>
          <table:table-cell office:value-type="float" office:value="0.004563508">
            <text:p>0.004563508</text:p>
          </table:table-cell>
          <table:table-cell office:value-type="float" office:value="2.296887">
            <text:p>2.296887</text:p>
          </table:table-cell>
          <table:table-cell table:number-columns-repeated="9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00006977">
            <text:p>0.00006977</text:p>
          </table:table-cell>
          <table:table-cell office:value-type="float" office:value="0.2215048">
            <text:p>0.2215048</text:p>
          </table:table-cell>
          <table:table-cell office:value-type="float" office:value="0.002211974">
            <text:p>0.002211974</text:p>
          </table:table-cell>
          <table:table-cell office:value-type="float" office:value="1.118008">
            <text:p>1.118008</text:p>
          </table:table-cell>
          <table:table-cell table:number-columns-repeated="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38388">
            <text:p>0.000038388</text:p>
          </table:table-cell>
          <table:table-cell office:value-type="float" office:value="0.0739492">
            <text:p>0.0739492</text:p>
          </table:table-cell>
          <table:table-cell office:value-type="float" office:value="0.000736608">
            <text:p>0.000736608</text:p>
          </table:table-cell>
          <table:table-cell office:value-type="float" office:value="0.376659">
            <text:p>0.376659</text:p>
          </table:table-cell>
          <table:table-cell table:number-columns-repeated="9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000035101">
            <text:p>0.000035101</text:p>
          </table:table-cell>
          <table:table-cell office:value-type="float" office:value="0.0740118">
            <text:p>0.0740118</text:p>
          </table:table-cell>
          <table:table-cell office:value-type="float" office:value="0.000738214">
            <text:p>0.000738214</text:p>
          </table:table-cell>
          <table:table-cell office:value-type="float" office:value="0.376187">
            <text:p>0.376187</text:p>
          </table:table-cell>
          <table:table-cell table:number-columns-repeated="9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000032328">
            <text:p>0.000032328</text:p>
          </table:table-cell>
          <table:table-cell office:value-type="float" office:value="0.055207">
            <text:p>0.055207</text:p>
          </table:table-cell>
          <table:table-cell office:value-type="float" office:value="0.000548778">
            <text:p>0.000548778</text:p>
          </table:table-cell>
          <table:table-cell office:value-type="float" office:value="0.28225">
            <text:p>0.28225</text:p>
          </table:table-cell>
          <table:table-cell table:number-columns-repeated="9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000029078">
            <text:p>0.000029078</text:p>
          </table:table-cell>
          <table:table-cell office:value-type="float" office:value="0.047933">
            <text:p>0.047933</text:p>
          </table:table-cell>
          <table:table-cell office:value-type="float" office:value="0.000477328">
            <text:p>0.000477328</text:p>
          </table:table-cell>
          <table:table-cell office:value-type="float" office:value="0.24508">
            <text:p>0.24508</text:p>
          </table:table-cell>
          <table:table-cell table:number-columns-repeated="9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00002579">
            <text:p>0.00002579</text:p>
          </table:table-cell>
          <table:table-cell office:value-type="float" office:value="0.038956">
            <text:p>0.038956</text:p>
          </table:table-cell>
          <table:table-cell office:value-type="float" office:value="0.000388132">
            <text:p>0.000388132</text:p>
          </table:table-cell>
          <table:table-cell office:value-type="float" office:value="0.199889">
            <text:p>0.199889</text:p>
          </table:table-cell>
          <table:table-cell table:number-columns-repeated="9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000023211">
            <text:p>0.000023211</text:p>
          </table:table-cell>
          <table:table-cell office:value-type="float" office:value="0.0346936">
            <text:p>0.0346936</text:p>
          </table:table-cell>
          <table:table-cell office:value-type="float" office:value="0.000342952">
            <text:p>0.000342952</text:p>
          </table:table-cell>
          <table:table-cell office:value-type="float" office:value="0.178442">
            <text:p>0.178442</text:p>
          </table:table-cell>
          <table:table-cell table:number-columns-repeated="9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000019713">
            <text:p>0.000019713</text:p>
          </table:table-cell>
          <table:table-cell office:value-type="float" office:value="0.0360404">
            <text:p>0.0360404</text:p>
          </table:table-cell>
          <table:table-cell office:value-type="float" office:value="0.000358846">
            <text:p>0.000358846</text:p>
          </table:table-cell>
          <table:table-cell office:value-type="float" office:value="0.190774">
            <text:p>0.190774</text:p>
          </table:table-cell>
          <table:table-cell table:number-columns-repeated="9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000016549">
            <text:p>0.000016549</text:p>
          </table:table-cell>
          <table:table-cell office:value-type="float" office:value="0.0310618">
            <text:p>0.0310618</text:p>
          </table:table-cell>
          <table:table-cell office:value-type="float" office:value="0.000307556">
            <text:p>0.000307556</text:p>
          </table:table-cell>
          <table:table-cell office:value-type="float" office:value="0.164439">
            <text:p>0.164439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000013827">
            <text:p>0.000013827</text:p>
          </table:table-cell>
          <table:table-cell office:value-type="float" office:value="0.0301232">
            <text:p>0.0301232</text:p>
          </table:table-cell>
          <table:table-cell office:value-type="float" office:value="0.00029924">
            <text:p>0.00029924</text:p>
          </table:table-cell>
          <table:table-cell office:value-type="float" office:value="0.157576">
            <text:p>0.157576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9264">
            <text:p>0.000009264</text:p>
          </table:table-cell>
          <table:table-cell office:value-type="float" office:value="0.0313">
            <text:p>0.0313</text:p>
          </table:table-cell>
          <table:table-cell office:value-type="float" office:value="0.000310402">
            <text:p>0.000310402</text:p>
          </table:table-cell>
          <table:table-cell office:value-type="float" office:value="0.16189">
            <text:p>0.1618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2">
          <table:table-cell office:value-type="string">
            <text:p>CPU0 – Scattered</text:p>
          </table:table-cell>
          <table:table-cell table:number-columns-repeated="13"/>
        </table:table-row>
        <table:table-row table:style-name="ro2">
          <table:table-cell table:style-name="ce1" office:value-type="float" office:value="800">
            <text:p>800</text:p>
          </table:table-cell>
          <table:table-cell office:value-type="float" office:value="0.000001467">
            <text:p>0.000001467</text:p>
          </table:table-cell>
          <table:table-cell office:value-type="float" office:value="3.0065836">
            <text:p>3.0065836</text:p>
          </table:table-cell>
          <table:table-cell office:value-type="float" office:value="0.03006395">
            <text:p>0.03006395</text:p>
          </table:table-cell>
          <table:table-cell office:value-type="float" office:value="15.069407">
            <text:p>15.069407</text:p>
          </table:table-cell>
          <table:table-cell table:number-columns-repeated="9"/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0.00000152">
            <text:p>0.00000152</text:p>
          </table:table-cell>
          <table:table-cell office:value-type="float" office:value="2.3239776">
            <text:p>2.3239776</text:p>
          </table:table-cell>
          <table:table-cell office:value-type="float" office:value="0.023238322">
            <text:p>0.023238322</text:p>
          </table:table-cell>
          <table:table-cell office:value-type="float" office:value="11.650202">
            <text:p>11.650202</text:p>
          </table:table-cell>
          <table:table-cell table:number-columns-repeated="9"/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0.000001532">
            <text:p>0.000001532</text:p>
          </table:table-cell>
          <table:table-cell office:value-type="float" office:value="1.7240406">
            <text:p>1.7240406</text:p>
          </table:table-cell>
          <table:table-cell office:value-type="float" office:value="0.01723751">
            <text:p>0.01723751</text:p>
          </table:table-cell>
          <table:table-cell office:value-type="float" office:value="8.648533">
            <text:p>8.648533</text:p>
          </table:table-cell>
          <table:table-cell table:number-columns-repeated="9"/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0.000001545">
            <text:p>0.000001545</text:p>
          </table:table-cell>
          <table:table-cell office:value-type="float" office:value="1.2105096">
            <text:p>1.2105096</text:p>
          </table:table-cell>
          <table:table-cell office:value-type="float" office:value="0.012102718">
            <text:p>0.012102718</text:p>
          </table:table-cell>
          <table:table-cell office:value-type="float" office:value="6.076359">
            <text:p>6.076359</text:p>
          </table:table-cell>
          <table:table-cell table:number-columns-repeated="9"/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0.00000156">
            <text:p>0.00000156</text:p>
          </table:table-cell>
          <table:table-cell office:value-type="float" office:value="0.782091">
            <text:p>0.782091</text:p>
          </table:table-cell>
          <table:table-cell office:value-type="float" office:value="0.007819582">
            <text:p>0.007819582</text:p>
          </table:table-cell>
          <table:table-cell office:value-type="float" office:value="3.930022">
            <text:p>3.930022</text:p>
          </table:table-cell>
          <table:table-cell table:number-columns-repeated="9"/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0.00000155">
            <text:p>0.00000155</text:p>
          </table:table-cell>
          <table:table-cell office:value-type="float" office:value="0.4528072">
            <text:p>0.4528072</text:p>
          </table:table-cell>
          <table:table-cell office:value-type="float" office:value="0.00452431">
            <text:p>0.00452431</text:p>
          </table:table-cell>
          <table:table-cell office:value-type="float" office:value="2.278287">
            <text:p>2.278287</text:p>
          </table:table-cell>
          <table:table-cell table:number-columns-repeated="9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000001592">
            <text:p>0.000001592</text:p>
          </table:table-cell>
          <table:table-cell office:value-type="float" office:value="0.216252">
            <text:p>0.216252</text:p>
          </table:table-cell>
          <table:table-cell office:value-type="float" office:value="0.002158126">
            <text:p>0.002158126</text:p>
          </table:table-cell>
          <table:table-cell office:value-type="float" office:value="1.092116">
            <text:p>1.092116</text:p>
          </table:table-cell>
          <table:table-cell table:number-columns-repeated="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1799">
            <text:p>0.000001799</text:p>
          </table:table-cell>
          <table:table-cell office:value-type="float" office:value="0.0682088">
            <text:p>0.0682088</text:p>
          </table:table-cell>
          <table:table-cell office:value-type="float" office:value="0.000679088">
            <text:p>0.000679088</text:p>
          </table:table-cell>
          <table:table-cell office:value-type="float" office:value="0.347888">
            <text:p>0.347888</text:p>
          </table:table-cell>
          <table:table-cell table:number-columns-repeated="9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000001852">
            <text:p>0.000001852</text:p>
          </table:table-cell>
          <table:table-cell office:value-type="float" office:value="0.0606616">
            <text:p>0.0606616</text:p>
          </table:table-cell>
          <table:table-cell office:value-type="float" office:value="0.000603274">
            <text:p>0.000603274</text:p>
          </table:table-cell>
          <table:table-cell office:value-type="float" office:value="0.30964">
            <text:p>0.30964</text:p>
          </table:table-cell>
          <table:table-cell table:number-columns-repeated="9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000001749">
            <text:p>0.000001749</text:p>
          </table:table-cell>
          <table:table-cell office:value-type="float" office:value="0.0497328">
            <text:p>0.0497328</text:p>
          </table:table-cell>
          <table:table-cell office:value-type="float" office:value="0.000493808">
            <text:p>0.000493808</text:p>
          </table:table-cell>
          <table:table-cell office:value-type="float" office:value="0.254764">
            <text:p>0.254764</text:p>
          </table:table-cell>
          <table:table-cell table:number-columns-repeated="9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00000174">
            <text:p>0.00000174</text:p>
          </table:table-cell>
          <table:table-cell office:value-type="float" office:value="0.0441272">
            <text:p>0.0441272</text:p>
          </table:table-cell>
          <table:table-cell office:value-type="float" office:value="0.000437346">
            <text:p>0.000437346</text:p>
          </table:table-cell>
          <table:table-cell office:value-type="float" office:value="0.226381">
            <text:p>0.226381</text:p>
          </table:table-cell>
          <table:table-cell table:number-columns-repeated="9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000001734">
            <text:p>0.000001734</text:p>
          </table:table-cell>
          <table:table-cell office:value-type="float" office:value="0.0378908">
            <text:p>0.0378908</text:p>
          </table:table-cell>
          <table:table-cell office:value-type="float" office:value="0.000373444">
            <text:p>0.000373444</text:p>
          </table:table-cell>
          <table:table-cell office:value-type="float" office:value="0.194824">
            <text:p>0.194824</text:p>
          </table:table-cell>
          <table:table-cell table:number-columns-repeated="9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000001825">
            <text:p>0.000001825</text:p>
          </table:table-cell>
          <table:table-cell office:value-type="float" office:value="0.0324162">
            <text:p>0.0324162</text:p>
          </table:table-cell>
          <table:table-cell office:value-type="float" office:value="0.000320898">
            <text:p>0.000320898</text:p>
          </table:table-cell>
          <table:table-cell office:value-type="float" office:value="0.169066">
            <text:p>0.169066</text:p>
          </table:table-cell>
          <table:table-cell table:number-columns-repeated="9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000001695">
            <text:p>0.000001695</text:p>
          </table:table-cell>
          <table:table-cell office:value-type="float" office:value="0.0278002">
            <text:p>0.0278002</text:p>
          </table:table-cell>
          <table:table-cell office:value-type="float" office:value="0.000274746">
            <text:p>0.000274746</text:p>
          </table:table-cell>
          <table:table-cell office:value-type="float" office:value="0.149529">
            <text:p>0.149529</text:p>
          </table:table-cell>
          <table:table-cell table:number-columns-repeated="6"/>
          <table:table-cell/>
          <table:table-cell/>
          <table:table-cell table:formula="of:=MAXPERF([.L74])" office:value-type="float" office:value="0">
            <text:p>0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000001796">
            <text:p>0.000001796</text:p>
          </table:table-cell>
          <table:table-cell office:value-type="float" office:value="0.0273844">
            <text:p>0.0273844</text:p>
          </table:table-cell>
          <table:table-cell office:value-type="float" office:value="0.000270218">
            <text:p>0.000270218</text:p>
          </table:table-cell>
          <table:table-cell office:value-type="float" office:value="0.145586">
            <text:p>0.145586</text:p>
          </table:table-cell>
          <table:table-cell table:number-columns-repeated="6"/>
          <table:table-cell/>
          <table:table-cell/>
          <table:table-cell table:formula="of:=MAXPERF([.L75])"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000001789">
            <text:p>0.000001789</text:p>
          </table:table-cell>
          <table:table-cell office:value-type="float" office:value="0.025989">
            <text:p>0.025989</text:p>
          </table:table-cell>
          <table:table-cell office:value-type="float" office:value="0.000256762">
            <text:p>0.000256762</text:p>
          </table:table-cell>
          <table:table-cell office:value-type="float" office:value="0.137258">
            <text:p>0.137258</text:p>
          </table:table-cell>
          <table:table-cell table:number-columns-repeated="6"/>
          <table:table-cell/>
          <table:table-cell/>
          <table:table-cell table:formula="of:=MAXPERF([.L76])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147">
            <text:p>0.00000147</text:p>
          </table:table-cell>
          <table:table-cell office:value-type="float" office:value="0.0267546">
            <text:p>0.0267546</text:p>
          </table:table-cell>
          <table:table-cell office:value-type="float" office:value="0.000265932">
            <text:p>0.000265932</text:p>
          </table:table-cell>
          <table:table-cell office:value-type="float" office:value="0.13951">
            <text:p>0.13951</text:p>
          </table:table-cell>
          <table:table-cell table:number-columns-repeated="6"/>
          <table:table-cell/>
          <table:table-cell/>
          <table:table-cell table:formula="of:=MAXPERF([.L77])" office:value-type="float" office:value="0">
            <text:p>0</text:p>
          </table:table-cell>
        </table:table-row>
        <table:table-row table:style-name="ro2">
          <table:table-cell table:number-columns-repeated="11"/>
          <table:table-cell/>
          <table:table-cell/>
          <table:table-cell table:formula="of:=MAXPERF([.L78])" office:value-type="float" office:value="0">
            <text:p>0</text:p>
          </table:table-cell>
        </table:table-row>
        <table:table-row table:style-name="ro2">
          <table:table-cell office:value-type="string">
            <text:p>Non Parallel</text:p>
          </table:table-cell>
          <table:table-cell table:number-columns-repeated="5"/>
          <table:table-cell/>
          <table:table-cell table:number-columns-repeated="4"/>
          <table:table-cell/>
          <table:table-cell/>
          <table:table-cell table:formula="of:=MAXPERF([.L79])" office:value-type="float" office:value="0">
            <text:p>0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0.000001376">
            <text:p>0.000001376</text:p>
          </table:table-cell>
          <table:table-cell office:value-type="float" office:value="20.8664076">
            <text:p>20.8664076</text:p>
          </table:table-cell>
          <table:table-cell office:value-type="string">
            <text:p><text:s text:c="2"/></text:p>
          </table:table-cell>
          <table:table-cell office:value-type="float" office:value="104.362799">
            <text:p>104.362799</text:p>
          </table:table-cell>
          <table:table-cell/>
          <table:table-cell table:formula="of:=MAXPERF([.E80])" office:value-type="float" office:value="14.9089712857143">
            <text:p>14.9089712857</text:p>
          </table:table-cell>
          <table:table-cell table:number-columns-repeated="4"/>
          <table:table-cell/>
          <table:table-cell/>
          <table:table-cell table:formula="of:=MAXPERF([.L80])" office:value-type="float" office:value="0">
            <text:p>0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0.000001378">
            <text:p>0.000001378</text:p>
          </table:table-cell>
          <table:table-cell office:value-type="float" office:value="15.9764524">
            <text:p>15.9764524</text:p>
          </table:table-cell>
          <table:table-cell office:value-type="string">
            <text:p><text:s text:c="2"/></text:p>
          </table:table-cell>
          <table:table-cell office:value-type="float" office:value="79.909724">
            <text:p>79.909724</text:p>
          </table:table-cell>
          <table:table-cell/>
          <table:table-cell table:formula="of:=MAXPERF([.E81])" office:value-type="float" office:value="11.4156748571429">
            <text:p>11.4156748571</text:p>
          </table:table-cell>
          <table:table-cell table:number-columns-repeated="4"/>
          <table:table-cell/>
          <table:table-cell/>
          <table:table-cell table:formula="of:=MAXPERF([.L81])" office:value-type="float" office:value="0">
            <text:p>0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0.000001378">
            <text:p>0.000001378</text:p>
          </table:table-cell>
          <table:table-cell office:value-type="float" office:value="11.7830692">
            <text:p>11.7830692</text:p>
          </table:table-cell>
          <table:table-cell office:value-type="string">
            <text:p><text:s text:c="2"/></text:p>
          </table:table-cell>
          <table:table-cell office:value-type="float" office:value="58.93936">
            <text:p>58.93936</text:p>
          </table:table-cell>
          <table:table-cell/>
          <table:table-cell table:formula="of:=MAXPERF([.E82])" office:value-type="float" office:value="8.41990857142857">
            <text:p>8.4199085714</text:p>
          </table:table-cell>
          <table:table-cell table:number-columns-repeated="4"/>
          <table:table-cell/>
          <table:table-cell/>
          <table:table-cell table:formula="of:=MAXPERF([.L82])" office:value-type="float" office:value="0">
            <text:p>0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0.000001379">
            <text:p>0.000001379</text:p>
          </table:table-cell>
          <table:table-cell office:value-type="float" office:value="8.2117256">
            <text:p>8.2117256</text:p>
          </table:table-cell>
          <table:table-cell office:value-type="string">
            <text:p><text:s text:c="2"/></text:p>
          </table:table-cell>
          <table:table-cell office:value-type="float" office:value="41.078864">
            <text:p>41.078864</text:p>
          </table:table-cell>
          <table:table-cell/>
          <table:table-cell table:formula="of:=MAXPERF([.E83])" office:value-type="float" office:value="5.86840914285714">
            <text:p>5.8684091429</text:p>
          </table:table-cell>
          <table:table-cell table:number-columns-repeated="4"/>
          <table:table-cell/>
          <table:table-cell/>
          <table:table-cell table:formula="of:=MAXPERF([.L83])" office:value-type="float" office:value="0">
            <text:p>0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0.000001377">
            <text:p>0.000001377</text:p>
          </table:table-cell>
          <table:table-cell office:value-type="float" office:value="5.286688">
            <text:p>5.286688</text:p>
          </table:table-cell>
          <table:table-cell office:value-type="string">
            <text:p><text:s text:c="2"/></text:p>
          </table:table-cell>
          <table:table-cell office:value-type="float" office:value="26.449511">
            <text:p>26.449511</text:p>
          </table:table-cell>
          <table:table-cell/>
          <table:table-cell table:formula="of:=MAXPERF([.E84])" office:value-type="float" office:value="3.77850157142857">
            <text:p>3.7785015714</text:p>
          </table:table-cell>
          <table:table-cell table:number-columns-repeated="4"/>
          <table:table-cell/>
          <table:table-cell/>
          <table:table-cell table:formula="of:=MAXPERF([.L84])" office:value-type="float" office:value="0">
            <text:p>0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0.000001372">
            <text:p>0.000001372</text:p>
          </table:table-cell>
          <table:table-cell office:value-type="float" office:value="3.0019518">
            <text:p>3.0019518</text:p>
          </table:table-cell>
          <table:table-cell office:value-type="string">
            <text:p><text:s text:c="2"/></text:p>
          </table:table-cell>
          <table:table-cell office:value-type="float" office:value="15.022335">
            <text:p>15.022335</text:p>
          </table:table-cell>
          <table:table-cell/>
          <table:table-cell table:formula="of:=MAXPERF([.E85])" office:value-type="float" office:value="2.14604785714286">
            <text:p>2.1460478571</text:p>
          </table:table-cell>
          <table:table-cell table:number-columns-repeated="4"/>
          <table:table-cell/>
          <table:table-cell/>
          <table:table-cell table:formula="of:=MAXPERF([.L85])" office:value-type="float" office:value="0">
            <text:p>0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000001372">
            <text:p>0.000001372</text:p>
          </table:table-cell>
          <table:table-cell office:value-type="float" office:value="1.360843">
            <text:p>1.360843</text:p>
          </table:table-cell>
          <table:table-cell office:value-type="string">
            <text:p><text:s text:c="2"/></text:p>
          </table:table-cell>
          <table:table-cell office:value-type="float" office:value="6.812479">
            <text:p>6.812479</text:p>
          </table:table-cell>
          <table:table-cell/>
          <table:table-cell table:formula="of:=MAXPERF([.E86])" office:value-type="float" office:value="0.973211285714286">
            <text:p>0.9732112857</text:p>
          </table:table-cell>
          <table:table-cell table:number-columns-repeated="4"/>
          <table:table-cell/>
          <table:table-cell/>
          <table:table-cell table:formula="of:=MAXPERF([.L86])" office:value-type="float" office:value="0">
            <text:p>0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137">
            <text:p>0.00000137</text:p>
          </table:table-cell>
          <table:table-cell office:value-type="float" office:value="0.3603584">
            <text:p>0.3603584</text:p>
          </table:table-cell>
          <table:table-cell office:value-type="string">
            <text:p><text:s text:c="2"/></text:p>
          </table:table-cell>
          <table:table-cell office:value-type="float" office:value="1.806594">
            <text:p>1.806594</text:p>
          </table:table-cell>
          <table:table-cell/>
          <table:table-cell table:formula="of:=MAXPERF([.E87])" office:value-type="float" office:value="0.258084857142857">
            <text:p>0.2580848571</text:p>
          </table:table-cell>
          <table:table-cell table:number-columns-repeated="4"/>
          <table:table-cell/>
          <table:table-cell/>
          <table:table-cell table:formula="of:=MAXPERF([.L87])" office:value-type="float" office:value="0">
            <text:p>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000001368">
            <text:p>0.000001368</text:p>
          </table:table-cell>
          <table:table-cell office:value-type="float" office:value="0.2951676">
            <text:p>0.2951676</text:p>
          </table:table-cell>
          <table:table-cell office:value-type="string">
            <text:p><text:s text:c="2"/></text:p>
          </table:table-cell>
          <table:table-cell office:value-type="float" office:value="1.480071">
            <text:p>1.480071</text:p>
          </table:table-cell>
          <table:table-cell/>
          <table:table-cell table:formula="of:=MAXPERF([.E88])" office:value-type="float" office:value="0.211438714285714">
            <text:p>0.2114387143</text:p>
          </table:table-cell>
          <table:table-cell table:number-columns-repeated="4"/>
          <table:table-cell/>
          <table:table-cell/>
          <table:table-cell table:formula="of:=MAXPERF([.L88])" office:value-type="float" office:value="0">
            <text:p>0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000001372">
            <text:p>0.000001372</text:p>
          </table:table-cell>
          <table:table-cell office:value-type="float" office:value="0.2370318">
            <text:p>0.2370318</text:p>
          </table:table-cell>
          <table:table-cell office:value-type="string">
            <text:p><text:s text:c="2"/></text:p>
          </table:table-cell>
          <table:table-cell office:value-type="float" office:value="1.189964">
            <text:p>1.189964</text:p>
          </table:table-cell>
          <table:table-cell/>
          <table:table-cell table:formula="of:=MAXPERF([.E89])" office:value-type="float" office:value="0.169994857142857">
            <text:p>0.1699948571</text:p>
          </table:table-cell>
          <table:table-cell table:number-columns-repeated="4"/>
          <table:table-cell/>
          <table:table-cell/>
          <table:table-cell table:formula="of:=MAXPERF([.L89])" office:value-type="float" office:value="0">
            <text:p>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000001367">
            <text:p>0.000001367</text:p>
          </table:table-cell>
          <table:table-cell office:value-type="float" office:value="0.1850666">
            <text:p>0.1850666</text:p>
          </table:table-cell>
          <table:table-cell office:value-type="string">
            <text:p><text:s text:c="2"/></text:p>
          </table:table-cell>
          <table:table-cell office:value-type="float" office:value="0.928752">
            <text:p>0.928752</text:p>
          </table:table-cell>
          <table:table-cell/>
          <table:table-cell table:formula="of:=MAXPERF([.E90])" office:value-type="float" office:value="0.132678857142857">
            <text:p>0.1326788571</text:p>
          </table:table-cell>
          <table:table-cell table:number-columns-repeated="7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000001378">
            <text:p>0.000001378</text:p>
          </table:table-cell>
          <table:table-cell office:value-type="float" office:value="0.139279">
            <text:p>0.139279</text:p>
          </table:table-cell>
          <table:table-cell office:value-type="string">
            <text:p><text:s text:c="2"/></text:p>
          </table:table-cell>
          <table:table-cell office:value-type="float" office:value="0.699462">
            <text:p>0.699462</text:p>
          </table:table-cell>
          <table:table-cell/>
          <table:table-cell table:formula="of:=MAXPERF([.E91])" office:value-type="float" office:value="0.0999231428571429">
            <text:p>0.0999231429</text:p>
          </table:table-cell>
          <table:table-cell table:number-columns-repeated="7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000001368">
            <text:p>0.000001368</text:p>
          </table:table-cell>
          <table:table-cell office:value-type="float" office:value="0.1000482">
            <text:p>0.1000482</text:p>
          </table:table-cell>
          <table:table-cell office:value-type="string">
            <text:p><text:s text:c="2"/></text:p>
          </table:table-cell>
          <table:table-cell office:value-type="float" office:value="0.502897">
            <text:p>0.502897</text:p>
          </table:table-cell>
          <table:table-cell/>
          <table:table-cell table:formula="of:=MAXPERF([.E92])" office:value-type="float" office:value="0.0718424285714286">
            <text:p>0.0718424286</text:p>
          </table:table-cell>
          <table:table-cell table:number-columns-repeated="7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000001369">
            <text:p>0.000001369</text:p>
          </table:table-cell>
          <table:table-cell office:value-type="float" office:value="0.0672092">
            <text:p>0.0672092</text:p>
          </table:table-cell>
          <table:table-cell office:value-type="string">
            <text:p><text:s text:c="2"/></text:p>
          </table:table-cell>
          <table:table-cell office:value-type="float" office:value="0.338373">
            <text:p>0.338373</text:p>
          </table:table-cell>
          <table:table-cell/>
          <table:table-cell table:formula="of:=MAXPERF([.E93])" office:value-type="float" office:value="0.048339">
            <text:p>0.048339</text:p>
          </table:table-cell>
          <table:table-cell table:number-columns-repeated="7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000001367">
            <text:p>0.000001367</text:p>
          </table:table-cell>
          <table:table-cell office:value-type="float" office:value="0.0408954">
            <text:p>0.0408954</text:p>
          </table:table-cell>
          <table:table-cell office:value-type="string">
            <text:p><text:s text:c="2"/></text:p>
          </table:table-cell>
          <table:table-cell office:value-type="float" office:value="0.206451">
            <text:p>0.206451</text:p>
          </table:table-cell>
          <table:table-cell/>
          <table:table-cell table:formula="of:=MAXPERF([.E94])" office:value-type="float" office:value="0.029493">
            <text:p>0.029493</text:p>
          </table:table-cell>
          <table:table-cell table:number-columns-repeated="7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000001369">
            <text:p>0.000001369</text:p>
          </table:table-cell>
          <table:table-cell office:value-type="float" office:value="0.0207628">
            <text:p>0.0207628</text:p>
          </table:table-cell>
          <table:table-cell office:value-type="string">
            <text:p><text:s text:c="2"/></text:p>
          </table:table-cell>
          <table:table-cell office:value-type="float" office:value="0.105451">
            <text:p>0.105451</text:p>
          </table:table-cell>
          <table:table-cell/>
          <table:table-cell table:formula="of:=MAXPERF([.E95])" office:value-type="float" office:value="0.0150644285714286">
            <text:p>0.0150644286</text:p>
          </table:table-cell>
          <table:table-cell table:number-columns-repeated="7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1376">
            <text:p>0.000001376</text:p>
          </table:table-cell>
          <table:table-cell office:value-type="float" office:value="0.007249">
            <text:p>0.007249</text:p>
          </table:table-cell>
          <table:table-cell office:value-type="string">
            <text:p><text:s text:c="2"/></text:p>
          </table:table-cell>
          <table:table-cell office:value-type="float" office:value="0.037506">
            <text:p>0.037506</text:p>
          </table:table-cell>
          <table:table-cell/>
          <table:table-cell table:formula="of:=MAXPERF([.E96])" office:value-type="float" office:value="0.005358">
            <text:p>0.005358</text:p>
          </table:table-cell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Erdmann</meta:initial-creator>
    <meta:creation-date>2012-08-28T09:38:55</meta:creation-date>
    <dc:date>2012-08-28T11:12:00</dc:date>
    <dc:creator>Michael Erdmann</dc:creator>
    <meta:editing-duration>PT46M2S</meta:editing-duration>
    <meta:editing-cycles>8</meta:editing-cycles>
    <meta:generator>LibreOffice/3.5$Linux_X86_64 LibreOffice_project/350m1$Build-403</meta:generator>
    <meta:document-statistic meta:table-count="3" meta:cell-count="480" meta:object-count="1"/>
  </office:meta>
</office:document-meta>
</file>

<file path=Basic/Standard/Performance.xml><?xml version="1.0" encoding="utf-8"?>
<!DOCTYPE module  PUBLIC '-//OpenOffice.org//DTD OfficeDocument 1.0//EN'  'module.dtd'>
<script:module xmlns:script="http://openoffice.org/2000/script" script:name="Performance" script:language="StarBasic">REM  *****  BASIC  *****

Sub Main

End Sub


function MaxPerf( x ) 

	MaxPerf=x/7
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Performanc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true" chart:maximum="8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draw:stroke="dash" draw:stroke-dash="Fine_20_Dashed_20__28_var_29_" svg:stroke-width="0.08cm" svg:stroke-color="#808080" draw:fill-color="#80808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draw:stroke="dash" draw:stroke-dash="Fine_20_Dashed_20__28_var_29_" svg:stroke-width="0.08cm" svg:stroke-color="#808080" draw:fill-color="#80808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graphic-properties draw:stroke="dash" draw:stroke-dash="Ultrafine_20_Dashe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5.644cm" svg:height="14.955cm" xlink:href=".." xlink:type="simple" chart:class="chart:scatter" chart:style-name="ch1">
        <chart:title svg:x="8.968cm" svg:y="0.435cm" chart:style-name="ch2">
          <text:p>Execution Time vs. Number of Particles</text:p>
        </chart:title>
        <chart:subtitle svg:x="9.325cm" svg:y="1.513cm" chart:style-name="ch3">
          <text:p>2 x Quadcore Xeon 1.8GHz; Workers=7</text:p>
        </chart:subtitle>
        <chart:legend chart:legend-position="end" svg:x="20.563cm" svg:y="5.933cm" style:legend-expansion="high" chart:style-name="ch4"/>
        <chart:plot-area chart:style-name="ch5" table:cell-range-address="Sheet1.A60:Sheet1.A77 Sheet1.E61:Sheet1.E77 Sheet1.A79:Sheet1.A79 Sheet1.G80:Sheet1.G96 Sheet1.E80:Sheet1.E96 Sheet1.A41:Sheet1.A41 Sheet1.E42:Sheet1.E58 Sheet1.A22:Sheet1.A22 Sheet1.E23:Sheet1.E39 Sheet1.A3:Sheet1.A3 Sheet1.E4:Sheet1.E20" chart:data-source-has-labels="row" svg:x="1.523cm" svg:y="2.794cm" svg:width="18.016cm" svg:height="10.881cm">
          <chartooo:coordinate-region svg:x="2.621cm" svg:y="2.993cm" svg:width="16.638cm" svg:height="10.035cm"/>
          <chart:axis chart:dimension="x" chart:name="primary-x" chart:style-name="ch6">
            <chart:title svg:x="8.463cm" svg:y="13.974cm" chart:style-name="ch7">
              <text:p>Number of Particles [log(N)]</text:p>
            </chart:title>
          </chart:axis>
          <chart:axis chart:dimension="y" chart:name="primary-y" chart:style-name="ch8">
            <chart:title svg:x="0.451cm" svg:y="10.117cm" chart:style-name="ch9">
              <text:p>Execution Time [log(sec)]</text:p>
            </chart:title>
            <chart:grid chart:style-name="ch10" chart:class="major"/>
          </chart:axis>
          <chart:series chart:style-name="ch11" chart:values-cell-range-address="Sheet1.E61:Sheet1.E77" chart:label-cell-address="Sheet1.A60:Sheet1.A60" chart:class="chart:scatter">
            <chart:domain table:cell-range-address="Sheet1.A61:Sheet1.A77"/>
            <chart:data-point chart:repeated="17"/>
          </chart:series>
          <chart:series chart:style-name="ch12" chart:values-cell-range-address="Sheet1.G80:Sheet1.G96" chart:label-cell-address="Sheet1.A79:Sheet1.A79" chart:class="chart:scatter">
            <chart:domain table:cell-range-address="Sheet1.A80:Sheet1.A96"/>
            <chart:data-point chart:repeated="17"/>
          </chart:series>
          <chart:series chart:style-name="ch13" chart:values-cell-range-address="Sheet1.E80:Sheet1.E96" chart:label-cell-address="Sheet1.A79:Sheet1.A79" chart:class="chart:scatter">
            <chart:domain table:cell-range-address="Sheet1.A80:Sheet1.A96"/>
            <chart:data-point chart:repeated="17"/>
          </chart:series>
          <chart:series chart:style-name="ch14" chart:values-cell-range-address="Sheet1.E42:Sheet1.E58" chart:label-cell-address="Sheet1.A41:Sheet1.A41" chart:class="chart:scatter">
            <chart:domain table:cell-range-address="Sheet1.A42:Sheet1.A58"/>
            <chart:data-point chart:repeated="17"/>
          </chart:series>
          <chart:series chart:style-name="ch15" chart:values-cell-range-address="Sheet1.E23:Sheet1.E39" chart:label-cell-address="Sheet1.A22:Sheet1.A22" chart:class="chart:scatter">
            <chart:domain table:cell-range-address="Sheet1.A23:Sheet1.A39"/>
            <chart:data-point chart:repeated="17"/>
          </chart:series>
          <chart:series chart:style-name="ch16" chart:values-cell-range-address="Sheet1.E4:Sheet1.E20" chart:label-cell-address="Sheet1.A3:Sheet1.A3" chart:class="chart:scatter">
            <chart:domain table:cell-range-address="Sheet1.A4:Sheet1.A20"/>
            <chart:data-point chart:repeated="1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0 – Scattered</text:p>
                <draw:g>
                  <svg:desc>Sheet1.A60:Sheet1.A6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Non Parallel</text:p>
                <draw:g>
                  <svg:desc>Sheet1.A79:Sheet1.A79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Non Parallel</text:p>
                <draw:g>
                  <svg:desc>Sheet1.A79:Sheet1.A79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CPU0 – Partitioned</text:p>
                <draw:g>
                  <svg:desc>Sheet1.A41:Sheet1.A4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artitioned</text:p>
                <draw:g>
                  <svg:desc>Sheet1.A22:Sheet1.A2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cattered</text:p>
                <draw:g>
                  <svg:desc>Sheet1.A3:Sheet1.A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Sheet1.A61:Sheet1.A77</svg:desc>
                </draw:g>
              </table:table-cell>
              <table:table-cell office:value-type="float" office:value="15.069407">
                <text:p>15.069407</text:p>
                <draw:g>
                  <svg:desc>Sheet1.E61:Sheet1.E77</svg:desc>
                </draw:g>
              </table:table-cell>
              <table:table-cell office:value-type="float" office:value="800">
                <text:p>800</text:p>
                <draw:g>
                  <svg:desc>Sheet1.A80:Sheet1.A96</svg:desc>
                </draw:g>
              </table:table-cell>
              <table:table-cell office:value-type="float" office:value="14.9089712857143">
                <text:p>14.9089712857143</text:p>
                <draw:g>
                  <svg:desc>Sheet1.G80:Sheet1.G96</svg:desc>
                </draw:g>
              </table:table-cell>
              <table:table-cell office:value-type="float" office:value="800">
                <text:p>800</text:p>
                <draw:g>
                  <svg:desc>Sheet1.A80:Sheet1.A96</svg:desc>
                </draw:g>
              </table:table-cell>
              <table:table-cell office:value-type="float" office:value="104.362799">
                <text:p>104.362799</text:p>
                <draw:g>
                  <svg:desc>Sheet1.E80:Sheet1.E96</svg:desc>
                </draw:g>
              </table:table-cell>
              <table:table-cell office:value-type="float" office:value="800">
                <text:p>800</text:p>
                <draw:g>
                  <svg:desc>Sheet1.A42:Sheet1.A58</svg:desc>
                </draw:g>
              </table:table-cell>
              <table:table-cell office:value-type="float" office:value="15.34607">
                <text:p>15.34607</text:p>
                <draw:g>
                  <svg:desc>Sheet1.E42:Sheet1.E58</svg:desc>
                </draw:g>
              </table:table-cell>
              <table:table-cell office:value-type="float" office:value="800">
                <text:p>800</text:p>
                <draw:g>
                  <svg:desc>Sheet1.A23:Sheet1.A39</svg:desc>
                </draw:g>
              </table:table-cell>
              <table:table-cell office:value-type="float" office:value="15.386355">
                <text:p>15.386355</text:p>
                <draw:g>
                  <svg:desc>Sheet1.E23:Sheet1.E39</svg:desc>
                </draw:g>
              </table:table-cell>
              <table:table-cell office:value-type="float" office:value="800">
                <text:p>800</text:p>
                <draw:g>
                  <svg:desc>Sheet1.A4:Sheet1.A20</svg:desc>
                </draw:g>
              </table:table-cell>
              <table:table-cell office:value-type="float" office:value="15.07265">
                <text:p>15.07265</text:p>
                <draw:g>
                  <svg:desc>Sheet1.E4:Sheet1.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">
                <text:p>700</text:p>
              </table:table-cell>
              <table:table-cell office:value-type="float" office:value="11.650202">
                <text:p>11.650202</text:p>
              </table:table-cell>
              <table:table-cell office:value-type="float" office:value="700">
                <text:p>700</text:p>
              </table:table-cell>
              <table:table-cell office:value-type="float" office:value="11.4156748571429">
                <text:p>11.4156748571429</text:p>
              </table:table-cell>
              <table:table-cell office:value-type="float" office:value="700">
                <text:p>700</text:p>
              </table:table-cell>
              <table:table-cell office:value-type="float" office:value="79.909724">
                <text:p>79.909724</text:p>
              </table:table-cell>
              <table:table-cell office:value-type="float" office:value="700">
                <text:p>700</text:p>
              </table:table-cell>
              <table:table-cell office:value-type="float" office:value="11.795142">
                <text:p>11.795142</text:p>
              </table:table-cell>
              <table:table-cell office:value-type="float" office:value="700">
                <text:p>700</text:p>
              </table:table-cell>
              <table:table-cell office:value-type="float" office:value="11.844364">
                <text:p>11.844364</text:p>
              </table:table-cell>
              <table:table-cell office:value-type="float" office:value="700">
                <text:p>700</text:p>
              </table:table-cell>
              <table:table-cell office:value-type="float" office:value="11.60615">
                <text:p>11.606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8.648533">
                <text:p>8.648533</text:p>
              </table:table-cell>
              <table:table-cell office:value-type="float" office:value="600">
                <text:p>600</text:p>
              </table:table-cell>
              <table:table-cell office:value-type="float" office:value="8.41990857142857">
                <text:p>8.41990857142857</text:p>
              </table:table-cell>
              <table:table-cell office:value-type="float" office:value="600">
                <text:p>600</text:p>
              </table:table-cell>
              <table:table-cell office:value-type="float" office:value="58.93936">
                <text:p>58.93936</text:p>
              </table:table-cell>
              <table:table-cell office:value-type="float" office:value="600">
                <text:p>600</text:p>
              </table:table-cell>
              <table:table-cell office:value-type="float" office:value="8.660163">
                <text:p>8.660163</text:p>
              </table:table-cell>
              <table:table-cell office:value-type="float" office:value="600">
                <text:p>600</text:p>
              </table:table-cell>
              <table:table-cell office:value-type="float" office:value="8.694651">
                <text:p>8.694651</text:p>
              </table:table-cell>
              <table:table-cell office:value-type="float" office:value="600">
                <text:p>600</text:p>
              </table:table-cell>
              <table:table-cell office:value-type="float" office:value="8.559238">
                <text:p>8.5592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6.076359">
                <text:p>6.076359</text:p>
              </table:table-cell>
              <table:table-cell office:value-type="float" office:value="500">
                <text:p>500</text:p>
              </table:table-cell>
              <table:table-cell office:value-type="float" office:value="5.86840914285714">
                <text:p>5.86840914285714</text:p>
              </table:table-cell>
              <table:table-cell office:value-type="float" office:value="500">
                <text:p>500</text:p>
              </table:table-cell>
              <table:table-cell office:value-type="float" office:value="41.078864">
                <text:p>41.078864</text:p>
              </table:table-cell>
              <table:table-cell office:value-type="float" office:value="500">
                <text:p>500</text:p>
              </table:table-cell>
              <table:table-cell office:value-type="float" office:value="6.119888">
                <text:p>6.119888</text:p>
              </table:table-cell>
              <table:table-cell office:value-type="float" office:value="500">
                <text:p>500</text:p>
              </table:table-cell>
              <table:table-cell office:value-type="float" office:value="6.14428">
                <text:p>6.14428</text:p>
              </table:table-cell>
              <table:table-cell office:value-type="float" office:value="500">
                <text:p>500</text:p>
              </table:table-cell>
              <table:table-cell office:value-type="float" office:value="6.065007">
                <text:p>6.0650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3.930022">
                <text:p>3.930022</text:p>
              </table:table-cell>
              <table:table-cell office:value-type="float" office:value="400">
                <text:p>400</text:p>
              </table:table-cell>
              <table:table-cell office:value-type="float" office:value="3.77850157142857">
                <text:p>3.77850157142857</text:p>
              </table:table-cell>
              <table:table-cell office:value-type="float" office:value="400">
                <text:p>400</text:p>
              </table:table-cell>
              <table:table-cell office:value-type="float" office:value="26.449511">
                <text:p>26.449511</text:p>
              </table:table-cell>
              <table:table-cell office:value-type="float" office:value="400">
                <text:p>400</text:p>
              </table:table-cell>
              <table:table-cell office:value-type="float" office:value="4.026596">
                <text:p>4.026596</text:p>
              </table:table-cell>
              <table:table-cell office:value-type="float" office:value="400">
                <text:p>400</text:p>
              </table:table-cell>
              <table:table-cell office:value-type="float" office:value="4.014508">
                <text:p>4.014508</text:p>
              </table:table-cell>
              <table:table-cell office:value-type="float" office:value="400">
                <text:p>400</text:p>
              </table:table-cell>
              <table:table-cell office:value-type="float" office:value="3.936842">
                <text:p>3.9368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2.278287">
                <text:p>2.278287</text:p>
              </table:table-cell>
              <table:table-cell office:value-type="float" office:value="300">
                <text:p>300</text:p>
              </table:table-cell>
              <table:table-cell office:value-type="float" office:value="2.14604785714286">
                <text:p>2.14604785714286</text:p>
              </table:table-cell>
              <table:table-cell office:value-type="float" office:value="300">
                <text:p>300</text:p>
              </table:table-cell>
              <table:table-cell office:value-type="float" office:value="15.022335">
                <text:p>15.022335</text:p>
              </table:table-cell>
              <table:table-cell office:value-type="float" office:value="300">
                <text:p>300</text:p>
              </table:table-cell>
              <table:table-cell office:value-type="float" office:value="2.296887">
                <text:p>2.296887</text:p>
              </table:table-cell>
              <table:table-cell office:value-type="float" office:value="300">
                <text:p>300</text:p>
              </table:table-cell>
              <table:table-cell office:value-type="float" office:value="2.308463">
                <text:p>2.308463</text:p>
              </table:table-cell>
              <table:table-cell office:value-type="float" office:value="300">
                <text:p>300</text:p>
              </table:table-cell>
              <table:table-cell office:value-type="float" office:value="2.266877">
                <text:p>2.2668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.092116">
                <text:p>1.092116</text:p>
              </table:table-cell>
              <table:table-cell office:value-type="float" office:value="200">
                <text:p>200</text:p>
              </table:table-cell>
              <table:table-cell office:value-type="float" office:value="0.973211285714286">
                <text:p>0.973211285714286</text:p>
              </table:table-cell>
              <table:table-cell office:value-type="float" office:value="200">
                <text:p>200</text:p>
              </table:table-cell>
              <table:table-cell office:value-type="float" office:value="6.812479">
                <text:p>6.812479</text:p>
              </table:table-cell>
              <table:table-cell office:value-type="float" office:value="200">
                <text:p>200</text:p>
              </table:table-cell>
              <table:table-cell office:value-type="float" office:value="1.118008">
                <text:p>1.118008</text:p>
              </table:table-cell>
              <table:table-cell office:value-type="float" office:value="200">
                <text:p>200</text:p>
              </table:table-cell>
              <table:table-cell office:value-type="float" office:value="1.119802">
                <text:p>1.119802</text:p>
              </table:table-cell>
              <table:table-cell office:value-type="float" office:value="200">
                <text:p>200</text:p>
              </table:table-cell>
              <table:table-cell office:value-type="float" office:value="1.097347">
                <text:p>1.0973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0.347888">
                <text:p>0.347888</text:p>
              </table:table-cell>
              <table:table-cell office:value-type="float" office:value="100">
                <text:p>100</text:p>
              </table:table-cell>
              <table:table-cell office:value-type="float" office:value="0.258084857142857">
                <text:p>0.258084857142857</text:p>
              </table:table-cell>
              <table:table-cell office:value-type="float" office:value="100">
                <text:p>100</text:p>
              </table:table-cell>
              <table:table-cell office:value-type="float" office:value="1.806594">
                <text:p>1.806594</text:p>
              </table:table-cell>
              <table:table-cell office:value-type="float" office:value="100">
                <text:p>100</text:p>
              </table:table-cell>
              <table:table-cell office:value-type="float" office:value="0.376659">
                <text:p>0.376659</text:p>
              </table:table-cell>
              <table:table-cell office:value-type="float" office:value="100">
                <text:p>100</text:p>
              </table:table-cell>
              <table:table-cell office:value-type="float" office:value="0.37502">
                <text:p>0.37502</text:p>
              </table:table-cell>
              <table:table-cell office:value-type="float" office:value="100">
                <text:p>100</text:p>
              </table:table-cell>
              <table:table-cell office:value-type="float" office:value="0.354801">
                <text:p>0.3548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30964">
                <text:p>0.30964</text:p>
              </table:table-cell>
              <table:table-cell office:value-type="float" office:value="90">
                <text:p>90</text:p>
              </table:table-cell>
              <table:table-cell office:value-type="float" office:value="0.211438714285714">
                <text:p>0.211438714285714</text:p>
              </table:table-cell>
              <table:table-cell office:value-type="float" office:value="90">
                <text:p>90</text:p>
              </table:table-cell>
              <table:table-cell office:value-type="float" office:value="1.480071">
                <text:p>1.480071</text:p>
              </table:table-cell>
              <table:table-cell office:value-type="float" office:value="90">
                <text:p>90</text:p>
              </table:table-cell>
              <table:table-cell office:value-type="float" office:value="0.376187">
                <text:p>0.376187</text:p>
              </table:table-cell>
              <table:table-cell office:value-type="float" office:value="90">
                <text:p>90</text:p>
              </table:table-cell>
              <table:table-cell office:value-type="float" office:value="0.381024">
                <text:p>0.381024</text:p>
              </table:table-cell>
              <table:table-cell office:value-type="float" office:value="90">
                <text:p>90</text:p>
              </table:table-cell>
              <table:table-cell office:value-type="float" office:value="0.318109">
                <text:p>0.3181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0.254764">
                <text:p>0.254764</text:p>
              </table:table-cell>
              <table:table-cell office:value-type="float" office:value="80">
                <text:p>80</text:p>
              </table:table-cell>
              <table:table-cell office:value-type="float" office:value="0.169994857142857">
                <text:p>0.169994857142857</text:p>
              </table:table-cell>
              <table:table-cell office:value-type="float" office:value="80">
                <text:p>80</text:p>
              </table:table-cell>
              <table:table-cell office:value-type="float" office:value="1.189964">
                <text:p>1.189964</text:p>
              </table:table-cell>
              <table:table-cell office:value-type="float" office:value="80">
                <text:p>80</text:p>
              </table:table-cell>
              <table:table-cell office:value-type="float" office:value="0.28225">
                <text:p>0.28225</text:p>
              </table:table-cell>
              <table:table-cell office:value-type="float" office:value="80">
                <text:p>80</text:p>
              </table:table-cell>
              <table:table-cell office:value-type="float" office:value="0.277089">
                <text:p>0.277089</text:p>
              </table:table-cell>
              <table:table-cell office:value-type="float" office:value="80">
                <text:p>80</text:p>
              </table:table-cell>
              <table:table-cell office:value-type="float" office:value="0.265522">
                <text:p>0.2655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226381">
                <text:p>0.226381</text:p>
              </table:table-cell>
              <table:table-cell office:value-type="float" office:value="70">
                <text:p>70</text:p>
              </table:table-cell>
              <table:table-cell office:value-type="float" office:value="0.132678857142857">
                <text:p>0.132678857142857</text:p>
              </table:table-cell>
              <table:table-cell office:value-type="float" office:value="70">
                <text:p>70</text:p>
              </table:table-cell>
              <table:table-cell office:value-type="float" office:value="0.928752">
                <text:p>0.928752</text:p>
              </table:table-cell>
              <table:table-cell office:value-type="float" office:value="70">
                <text:p>70</text:p>
              </table:table-cell>
              <table:table-cell office:value-type="float" office:value="0.24508">
                <text:p>0.24508</text:p>
              </table:table-cell>
              <table:table-cell office:value-type="float" office:value="70">
                <text:p>70</text:p>
              </table:table-cell>
              <table:table-cell office:value-type="float" office:value="0.242208">
                <text:p>0.242208</text:p>
              </table:table-cell>
              <table:table-cell office:value-type="float" office:value="70">
                <text:p>70</text:p>
              </table:table-cell>
              <table:table-cell office:value-type="float" office:value="0.232793">
                <text:p>0.2327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194824">
                <text:p>0.194824</text:p>
              </table:table-cell>
              <table:table-cell office:value-type="float" office:value="60">
                <text:p>60</text:p>
              </table:table-cell>
              <table:table-cell office:value-type="float" office:value="0.0999231428571429">
                <text:p>0.0999231428571429</text:p>
              </table:table-cell>
              <table:table-cell office:value-type="float" office:value="60">
                <text:p>60</text:p>
              </table:table-cell>
              <table:table-cell office:value-type="float" office:value="0.699462">
                <text:p>0.699462</text:p>
              </table:table-cell>
              <table:table-cell office:value-type="float" office:value="60">
                <text:p>60</text:p>
              </table:table-cell>
              <table:table-cell office:value-type="float" office:value="0.199889">
                <text:p>0.199889</text:p>
              </table:table-cell>
              <table:table-cell office:value-type="float" office:value="60">
                <text:p>60</text:p>
              </table:table-cell>
              <table:table-cell office:value-type="float" office:value="0.200074">
                <text:p>0.200074</text:p>
              </table:table-cell>
              <table:table-cell office:value-type="float" office:value="60">
                <text:p>60</text:p>
              </table:table-cell>
              <table:table-cell office:value-type="float" office:value="0.202124">
                <text:p>0.2021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169066">
                <text:p>0.169066</text:p>
              </table:table-cell>
              <table:table-cell office:value-type="float" office:value="50">
                <text:p>50</text:p>
              </table:table-cell>
              <table:table-cell office:value-type="float" office:value="0.0718424285714286">
                <text:p>0.0718424285714286</text:p>
              </table:table-cell>
              <table:table-cell office:value-type="float" office:value="50">
                <text:p>50</text:p>
              </table:table-cell>
              <table:table-cell office:value-type="float" office:value="0.502897">
                <text:p>0.502897</text:p>
              </table:table-cell>
              <table:table-cell office:value-type="float" office:value="50">
                <text:p>50</text:p>
              </table:table-cell>
              <table:table-cell office:value-type="float" office:value="0.178442">
                <text:p>0.178442</text:p>
              </table:table-cell>
              <table:table-cell office:value-type="float" office:value="50">
                <text:p>50</text:p>
              </table:table-cell>
              <table:table-cell office:value-type="float" office:value="0.179735">
                <text:p>0.179735</text:p>
              </table:table-cell>
              <table:table-cell office:value-type="float" office:value="50">
                <text:p>50</text:p>
              </table:table-cell>
              <table:table-cell office:value-type="float" office:value="0.163729">
                <text:p>0.1637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0.149529">
                <text:p>0.149529</text:p>
              </table:table-cell>
              <table:table-cell office:value-type="float" office:value="40">
                <text:p>40</text:p>
              </table:table-cell>
              <table:table-cell office:value-type="float" office:value="0.048339">
                <text:p>0.048339</text:p>
              </table:table-cell>
              <table:table-cell office:value-type="float" office:value="40">
                <text:p>40</text:p>
              </table:table-cell>
              <table:table-cell office:value-type="float" office:value="0.338373">
                <text:p>0.338373</text:p>
              </table:table-cell>
              <table:table-cell office:value-type="float" office:value="40">
                <text:p>40</text:p>
              </table:table-cell>
              <table:table-cell office:value-type="float" office:value="0.190774">
                <text:p>0.190774</text:p>
              </table:table-cell>
              <table:table-cell office:value-type="float" office:value="40">
                <text:p>40</text:p>
              </table:table-cell>
              <table:table-cell office:value-type="float" office:value="0.186595">
                <text:p>0.186595</text:p>
              </table:table-cell>
              <table:table-cell office:value-type="float" office:value="40">
                <text:p>40</text:p>
              </table:table-cell>
              <table:table-cell office:value-type="float" office:value="0.150297">
                <text:p>0.1502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0.145586">
                <text:p>0.145586</text:p>
              </table:table-cell>
              <table:table-cell office:value-type="float" office:value="30">
                <text:p>30</text:p>
              </table:table-cell>
              <table:table-cell office:value-type="float" office:value="0.029493">
                <text:p>0.029493</text:p>
              </table:table-cell>
              <table:table-cell office:value-type="float" office:value="30">
                <text:p>30</text:p>
              </table:table-cell>
              <table:table-cell office:value-type="float" office:value="0.206451">
                <text:p>0.206451</text:p>
              </table:table-cell>
              <table:table-cell office:value-type="float" office:value="30">
                <text:p>30</text:p>
              </table:table-cell>
              <table:table-cell office:value-type="float" office:value="0.164439">
                <text:p>0.164439</text:p>
              </table:table-cell>
              <table:table-cell office:value-type="float" office:value="30">
                <text:p>30</text:p>
              </table:table-cell>
              <table:table-cell office:value-type="float" office:value="0.25654">
                <text:p>0.25654</text:p>
              </table:table-cell>
              <table:table-cell office:value-type="float" office:value="30">
                <text:p>30</text:p>
              </table:table-cell>
              <table:table-cell office:value-type="float" office:value="0.170158">
                <text:p>0.1701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137258">
                <text:p>0.137258</text:p>
              </table:table-cell>
              <table:table-cell office:value-type="float" office:value="20">
                <text:p>20</text:p>
              </table:table-cell>
              <table:table-cell office:value-type="float" office:value="0.0150644285714286">
                <text:p>0.0150644285714286</text:p>
              </table:table-cell>
              <table:table-cell office:value-type="float" office:value="20">
                <text:p>20</text:p>
              </table:table-cell>
              <table:table-cell office:value-type="float" office:value="0.105451">
                <text:p>0.105451</text:p>
              </table:table-cell>
              <table:table-cell office:value-type="float" office:value="20">
                <text:p>20</text:p>
              </table:table-cell>
              <table:table-cell office:value-type="float" office:value="0.157576">
                <text:p>0.157576</text:p>
              </table:table-cell>
              <table:table-cell office:value-type="float" office:value="20">
                <text:p>20</text:p>
              </table:table-cell>
              <table:table-cell office:value-type="float" office:value="0.166028">
                <text:p>0.166028</text:p>
              </table:table-cell>
              <table:table-cell office:value-type="float" office:value="20">
                <text:p>20</text:p>
              </table:table-cell>
              <table:table-cell office:value-type="float" office:value="0.165874">
                <text:p>0.1658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.13951">
                <text:p>0.13951</text:p>
              </table:table-cell>
              <table:table-cell office:value-type="float" office:value="10">
                <text:p>10</text:p>
              </table:table-cell>
              <table:table-cell office:value-type="float" office:value="0.005358">
                <text:p>0.005358</text:p>
              </table:table-cell>
              <table:table-cell office:value-type="float" office:value="10">
                <text:p>10</text:p>
              </table:table-cell>
              <table:table-cell office:value-type="float" office:value="0.037506">
                <text:p>0.037506</text:p>
              </table:table-cell>
              <table:table-cell office:value-type="float" office:value="10">
                <text:p>10</text:p>
              </table:table-cell>
              <table:table-cell office:value-type="float" office:value="0.16189">
                <text:p>0.16189</text:p>
              </table:table-cell>
              <table:table-cell office:value-type="float" office:value="10">
                <text:p>10</text:p>
              </table:table-cell>
              <table:table-cell office:value-type="float" office:value="0.158093">
                <text:p>0.158093</text:p>
              </table:table-cell>
              <table:table-cell office:value-type="float" office:value="10">
                <text:p>10</text:p>
              </table:table-cell>
              <table:table-cell office:value-type="float" office:value="0.143444">
                <text:p>0.1434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40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